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19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38.31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31.5mm"/>
    </style:style>
    <style:style style:name="co6" style:family="table-column">
      <style:table-column-properties fo:break-before="auto" style:column-width="121.3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8.28mm"/>
    </style:style>
    <style:style style:name="co9" style:family="table-column">
      <style:table-column-properties fo:break-before="auto" style:column-width="28.19mm"/>
    </style:style>
    <style:style style:name="co10" style:family="table-column">
      <style:table-column-properties fo:break-before="auto" style:column-width="83.33mm"/>
    </style:style>
    <style:style style:name="co11" style:family="table-column">
      <style:table-column-properties fo:break-before="auto" style:column-width="90.12mm"/>
    </style:style>
    <style:style style:name="co12" style:family="table-column">
      <style:table-column-properties fo:break-before="auto" style:column-width="47.82mm"/>
    </style:style>
    <style:style style:name="co13" style:family="table-column">
      <style:table-column-properties fo:break-before="auto" style:column-width="3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/>
    </style:style>
  </office:automatic-styles>
  <office:body>
    <office:spreadsheet>
      <table:table table:name="new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1;C13;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;C17;C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Farnell</text:p>
          </table:table-cell>
          <table:table-cell office:value-type="float" office:value="2332955" calcext:value-type="float">
            <text:p>2332955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Farnell</text:p>
          </table:table-cell>
          <table:table-cell office:value-type="float" office:value="1457648" calcext:value-type="float">
            <text:p>1457648</text:p>
          </table:table-cell>
          <table:table-cell/>
        </table:table-row>
        <table:table-row table:style-name="ro1">
          <table:table-cell office:value-type="string" calcext:value-type="string">
            <text:p>C20;C21;C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;C24;C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2112751" calcext:value-type="float">
            <text:p>2112751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Farnell</text:p>
          </table:table-cell>
          <table:table-cell office:value-type="float" office:value="1100379" calcext:value-type="float">
            <text:p>1100379</text:p>
          </table:table-cell>
          <table:table-cell/>
        </table:table-row>
        <table:table-row table:style-name="ro1">
          <table:table-cell office:value-type="string" calcext:value-type="string">
            <text:p>C4;C3;C2;C5;C10;C11;C12;C8;C15;C16;C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Farnell</text:p>
          </table:table-cell>
          <table:table-cell office:value-type="float" office:value="2112751" calcext:value-type="float">
            <text:p>2112751</text:p>
          </table:table-cell>
          <table:table-cell/>
        </table:table-row>
        <table:table-row table:style-name="ro1">
          <table:table-cell office:value-type="string" calcext:value-type="string">
            <text:p>C6;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;D2;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Farnell</text:p>
          </table:table-cell>
          <table:table-cell office:value-type="float" office:value="1700925" calcext:value-type="float">
            <text:p>1700925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Farnell</text:p>
          </table:table-cell>
          <table:table-cell office:value-type="float" office:value="1593413" calcext:value-type="float">
            <text:p>1593413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HEADER</text:p>
          </table:table-cell>
          <table:table-cell office:value-type="string" calcext:value-type="string">
            <text:p>Farnell</text:p>
          </table:table-cell>
          <table:table-cell office:value-type="float" office:value="1593440" calcext:value-type="float">
            <text:p>159344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HEADER</text:p>
          </table:table-cell>
          <table:table-cell office:value-type="string" calcext:value-type="string">
            <text:p>Farnell</text:p>
          </table:table-cell>
          <table:table-cell office:value-type="float" office:value="1593414" calcext:value-type="float">
            <text:p>1593414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HEADER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_HEADER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_HEADER_OUT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_HEADER_IN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  <table:table-cell/>
        </table:table-row>
        <table:table-row table:style-name="ro1">
          <table:table-cell office:value-type="string" calcext:value-type="string">
            <text:p>Q1;Q2;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P35NF10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;R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Farnell</text:p>
          </table:table-cell>
          <table:table-cell office:value-type="float" office:value="9343156" calcext:value-type="float">
            <text:p>9343156</text:p>
          </table:table-cell>
          <table:table-cell/>
        </table:table-row>
        <table:table-row table:style-name="ro1">
          <table:table-cell office:value-type="string" calcext:value-type="string">
            <text:p>R11;R9;R22;R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Farnell</text:p>
          </table:table-cell>
          <table:table-cell table:style-name="ce1" office:value-type="float" office:value="9342630" calcext:value-type="float">
            <text:p>9342630</text:p>
          </table:table-cell>
          <table:table-cell/>
        </table:table-row>
        <table:table-row table:style-name="ro1">
          <table:table-cell office:value-type="string" calcext:value-type="string">
            <text:p>R12;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Farnell</text:p>
          </table:table-cell>
          <table:table-cell office:value-type="float" office:value="9343571" calcext:value-type="float">
            <text:p>9343571</text:p>
          </table:table-cell>
          <table:table-cell/>
        </table:table-row>
        <table:table-row table:style-name="ro1">
          <table:table-cell office:value-type="string" calcext:value-type="string">
            <text:p>R16;R18;R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;R27;R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Farnell</text:p>
          </table:table-cell>
          <table:table-cell office:value-type="float" office:value="9342427" calcext:value-type="float">
            <text:p>9342427</text:p>
          </table:table-cell>
          <table:table-cell/>
        </table:table-row>
        <table:table-row table:style-name="ro1">
          <table:table-cell office:value-type="string" calcext:value-type="string">
            <text:p>R2;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Farnell</text:p>
          </table:table-cell>
          <table:table-cell office:value-type="float" office:value="9342435" calcext:value-type="float">
            <text:p>9342435</text:p>
          </table:table-cell>
          <table:table-cell/>
        </table:table-row>
        <table:table-row table:style-name="ro1">
          <table:table-cell office:value-type="string" calcext:value-type="string">
            <text:p>R23;R24;R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Farnell</text:p>
          </table:table-cell>
          <table:table-cell office:value-type="float" office:value="9343059" calcext:value-type="float">
            <text:p>9343059</text:p>
          </table:table-cell>
          <table:table-cell/>
        </table:table-row>
        <table:table-row table:style-name="ro1">
          <table:table-cell office:value-type="string" calcext:value-type="string">
            <text:p>R1;R6;R7;R4;R5;R15;R17;R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9342419" calcext:value-type="float">
            <text:p>9342419</text:p>
          </table:table-cell>
          <table:table-cell/>
        </table:table-row>
        <table:table-row table:style-name="ro1">
          <table:table-cell office:value-type="string" calcext:value-type="string">
            <text:p>RV1;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1227539" calcext:value-type="float">
            <text:p>122753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OWER</text:p>
          </table:table-cell>
          <table:table-cell office:value-type="string" calcext:value-type="string">
            <text:p>Farnell</text:p>
          </table:table-cell>
          <table:table-cell office:value-type="float" office:value="1437701" calcext:value-type="float">
            <text:p>1437701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05_NUM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;U3;U4;U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358_BIG</text:p>
          </table:table-cell>
          <table:table-cell office:value-type="string" calcext:value-type="string">
            <text:p>Farnell</text:p>
          </table:table-cell>
          <table:table-cell office:value-type="float" office:value="1211132" calcext:value-type="float">
            <text:p>1211132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</table:table>
      <table:table table:name="old-bom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s</text:p>
          </table:table-cell>
          <table:table-cell office:value-type="string" calcext:value-type="string">
            <text:p>From (CPC / Farnell / Have)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 C7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Farnell</text:p>
          </table:table-cell>
          <table:table-cell office:value-type="float" office:value="1100379" calcext:value-type="float">
            <text:p>110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3 C16 C24</text:p>
          </table:table-cell>
          <table:table-cell office:value-type="string" calcext:value-type="string">
            <text:p>Farnell</text:p>
          </table:table-cell>
          <table:table-cell office:value-type="float" office:value="2332955" calcext:value-type="float">
            <text:p>2332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7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Farnell</text:p>
          </table:table-cell>
          <table:table-cell office:value-type="float" office:value="1457648" calcext:value-type="float">
            <text:p>1457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n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2 C3 C4 C5 C8 C9 C10 C11 C14 C15 C18 C19 C26</text:p>
          </table:table-cell>
          <table:table-cell office:value-type="string" calcext:value-type="string">
            <text:p>Farnell</text:p>
          </table:table-cell>
          <table:table-cell office:value-type="float" office:value="2112751" calcext:value-type="float">
            <text:p>21127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1 C22 C23 C27 C28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 C12 C20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 D2 D3</text:p>
          </table:table-cell>
          <table:table-cell office:value-type="string" calcext:value-type="string">
            <text:p>Farnell</text:p>
          </table:table-cell>
          <table:table-cell office:value-type="float" office:value="1700925" calcext:value-type="float">
            <text:p>1700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MEGA328-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D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arnell</text:p>
          </table:table-cell>
          <table:table-cell office:value-type="float" office:value="1593440" calcext:value-type="float">
            <text:p>15934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CD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DIO_HEADE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DIO_HEADER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R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arnell</text:p>
          </table:table-cell>
          <table:table-cell office:value-type="float" office:value="1593413" calcext:value-type="float">
            <text:p>1593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RT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arnell</text:p>
          </table:table-cell>
          <table:table-cell office:value-type="float" office:value="1593414" calcext:value-type="float">
            <text:p>1593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P35N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 Q2 Q3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 R13</text:p>
          </table:table-cell>
          <table:table-cell office:value-type="string" calcext:value-type="string">
            <text:p>Farnell</text:p>
          </table:table-cell>
          <table:table-cell office:value-type="float" office:value="9343156" calcext:value-type="float">
            <text:p>9343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.8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7 R18 R24</text:p>
          </table:table-cell>
          <table:table-cell office:value-type="string" calcext:value-type="string">
            <text:p>Farnell</text:p>
          </table:table-cell>
          <table:table-cell office:value-type="float" office:value="9343466" calcext:value-type="float">
            <text:p>9343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 R14</text:p>
          </table:table-cell>
          <table:table-cell office:value-type="string" calcext:value-type="string">
            <text:p>Farnell</text:p>
          </table:table-cell>
          <table:table-cell office:value-type="float" office:value="9343571" calcext:value-type="float">
            <text:p>9343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 R4 R5 R6 R7</text:p>
          </table:table-cell>
          <table:table-cell office:value-type="string" calcext:value-type="string">
            <text:p>Farnell</text:p>
          </table:table-cell>
          <table:table-cell office:value-type="float" office:value="9342419" calcext:value-type="float">
            <text:p>9342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9 R11 R19 R20</text:p>
          </table:table-cell>
          <table:table-cell office:value-type="string" calcext:value-type="string">
            <text:p>Farnell</text:p>
          </table:table-cell>
          <table:table-cell office:value-type="float" office:value="9342630" calcext:value-type="float">
            <text:p>93426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 R22 R25</text:p>
          </table:table-cell>
          <table:table-cell office:value-type="string" calcext:value-type="string">
            <text:p>Farnell</text:p>
          </table:table-cell>
          <table:table-cell office:value-type="float" office:value="9343059" calcext:value-type="float">
            <text:p>9343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 R16 R21 R23</text:p>
          </table:table-cell>
          <table:table-cell office:value-type="string" calcext:value-type="string">
            <text:p>Farnell</text:p>
          </table:table-cell>
          <table:table-cell office:value-type="float" office:value="9342427" calcext:value-type="float">
            <text:p>9342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 R3</text:p>
          </table:table-cell>
          <table:table-cell office:value-type="string" calcext:value-type="string">
            <text:p>Farnell</text:p>
          </table:table-cell>
          <table:table-cell office:value-type="float" office:value="9342435" calcext:value-type="float">
            <text:p>9342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1 RV2</text:p>
          </table:table-cell>
          <table:table-cell office:value-type="string" calcext:value-type="string">
            <text:p>Farnell</text:p>
          </table:table-cell>
          <table:table-cell office:value-type="float" office:value="1227539" calcext:value-type="float">
            <text:p>1227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_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Farnell</text:p>
          </table:table-cell>
          <table:table-cell office:value-type="float" office:value="1437701" calcext:value-type="float">
            <text:p>14377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2"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M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2 U3 U4 U5</text:p>
          </table:table-cell>
          <table:table-cell office:value-type="string" calcext:value-type="string">
            <text:p>Farnell</text:p>
          </table:table-cell>
          <table:table-cell office:value-type="float" office:value="1211132" calcext:value-type="float">
            <text:p>1211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rols Board</text:p>
          </table:table-cell>
          <table:table-cell office:value-type="string" calcext:value-type="string">
            <text:p>CONTROLS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AM 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E 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DIP-28 sock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ibbon cable</text:p>
          </table:table-cell>
          <table:table-cell office:value-type="string" calcext:value-type="string">
            <text:p>1 met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x2 header socke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88" calcext:value-type="float">
            <text:p>1593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x1 header so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59" calcext:value-type="float">
            <text:p>15934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x1 header 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60" calcext:value-type="float">
            <text:p>1593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x1 header 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61" calcext:value-type="float">
            <text:p>1593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mm screw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420119" calcext:value-type="float">
            <text:p>1420119</text:p>
          </table:table-cell>
        </table:table-row>
      </table:table>
      <table:named-expressions/>
      <table:database-ranges>
        <table:database-range table:name="__Anonymous_Sheet_DB__0" table:target-range-address="'new bom'.A2:'new bom'.A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01:26:22.539481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0:18:53.937828180</meta:creation-date>
    <dc:date>2016-04-05T14:45:21.447285842</dc:date>
    <meta:editing-duration>P20DT1H3M40S</meta:editing-duration>
    <meta:editing-cycles>17</meta:editing-cycles>
    <meta:generator>LibreOffice/5.0.5.2$Linux_X86_64 LibreOffice_project/00m0$Build-2</meta:generator>
    <meta:document-statistic meta:table-count="2" meta:cell-count="360" meta:object-count="0"/>
  </office:meta>
</office:document-meta>
</file>